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cd006" officeooo:paragraph-rsid="002cd006"/>
    </style:style>
    <style:style style:name="P10" style:family="paragraph" style:parent-style-name="Text_20_body">
      <style:text-properties officeooo:rsid="0030333f" officeooo:paragraph-rsid="0030333f"/>
    </style:style>
    <style:style style:name="P11" style:family="paragraph" style:parent-style-name="Text_20_body">
      <style:text-properties officeooo:rsid="0030333f" officeooo:paragraph-rsid="008fd5ad"/>
    </style:style>
    <style:style style:name="P12" style:family="paragraph" style:parent-style-name="Text_20_body">
      <style:text-properties officeooo:rsid="003146fd" officeooo:paragraph-rsid="003146fd"/>
    </style:style>
    <style:style style:name="P13" style:family="paragraph" style:parent-style-name="Text_20_body">
      <style:text-properties officeooo:rsid="003fd99b" officeooo:paragraph-rsid="003fd99b"/>
    </style:style>
    <style:style style:name="P14" style:family="paragraph" style:parent-style-name="Text_20_body">
      <style:text-properties officeooo:rsid="003c7c74" officeooo:paragraph-rsid="0080c38e"/>
    </style:style>
    <style:style style:name="P15" style:family="paragraph" style:parent-style-name="Text_20_body">
      <style:text-properties officeooo:rsid="003ddeab" officeooo:paragraph-rsid="00731d56"/>
    </style:style>
    <style:style style:name="P16" style:family="paragraph" style:parent-style-name="Text_20_body">
      <style:text-properties officeooo:rsid="003ddeab" officeooo:paragraph-rsid="0080c38e"/>
    </style:style>
    <style:style style:name="P17" style:family="paragraph" style:parent-style-name="Text_20_body">
      <style:text-properties officeooo:rsid="00733bbc" officeooo:paragraph-rsid="007420a4"/>
    </style:style>
    <style:style style:name="P18" style:family="paragraph" style:parent-style-name="Text_20_body">
      <style:text-properties officeooo:rsid="00736d26" officeooo:paragraph-rsid="00736d26"/>
    </style:style>
    <style:style style:name="P19" style:family="paragraph" style:parent-style-name="Text_20_body">
      <style:text-properties officeooo:rsid="0068ecbd" officeooo:paragraph-rsid="0068ecbd"/>
    </style:style>
    <style:style style:name="P20" style:family="paragraph" style:parent-style-name="Text_20_body">
      <style:text-properties officeooo:rsid="0076dbfa" officeooo:paragraph-rsid="0076dbfa"/>
    </style:style>
    <style:style style:name="P21" style:family="paragraph" style:parent-style-name="Text_20_body">
      <style:text-properties officeooo:rsid="0076dbfa" officeooo:paragraph-rsid="00801b09"/>
    </style:style>
    <style:style style:name="P22" style:family="paragraph" style:parent-style-name="Text_20_body">
      <style:text-properties officeooo:rsid="003c834b" officeooo:paragraph-rsid="0080c38e"/>
    </style:style>
    <style:style style:name="P23" style:family="paragraph" style:parent-style-name="Text_20_body">
      <style:text-properties officeooo:rsid="008313c7" officeooo:paragraph-rsid="008313c7"/>
    </style:style>
    <style:style style:name="P24" style:family="paragraph" style:parent-style-name="Text_20_body">
      <style:text-properties officeooo:rsid="0030607c" officeooo:paragraph-rsid="0086c07e"/>
    </style:style>
    <style:style style:name="P25" style:family="paragraph" style:parent-style-name="Text_20_body">
      <style:text-properties officeooo:rsid="0097b8d4" officeooo:paragraph-rsid="00aa47a1"/>
    </style:style>
    <style:style style:name="P26" style:family="paragraph" style:parent-style-name="Text_20_body">
      <style:text-properties officeooo:rsid="0097b8d4" officeooo:paragraph-rsid="00ad3ad1"/>
    </style:style>
    <style:style style:name="P27" style:family="paragraph" style:parent-style-name="Text_20_body">
      <style:text-properties officeooo:rsid="009d9853" officeooo:paragraph-rsid="009d9853"/>
    </style:style>
    <style:style style:name="P28" style:family="paragraph" style:parent-style-name="Text_20_body">
      <style:text-properties officeooo:rsid="00317db5" officeooo:paragraph-rsid="00317db5"/>
    </style:style>
    <style:style style:name="P29" style:family="paragraph" style:parent-style-name="Text_20_body">
      <style:text-properties officeooo:rsid="00317db5" officeooo:paragraph-rsid="00a443c2"/>
    </style:style>
    <style:style style:name="P30" style:family="paragraph" style:parent-style-name="Text_20_body">
      <style:text-properties officeooo:rsid="00a03445" officeooo:paragraph-rsid="00a03445"/>
    </style:style>
    <style:style style:name="P31" style:family="paragraph" style:parent-style-name="Text_20_body">
      <style:text-properties officeooo:rsid="00a03445" officeooo:paragraph-rsid="00a443c2"/>
    </style:style>
    <style:style style:name="P32" style:family="paragraph" style:parent-style-name="Text_20_body">
      <style:text-properties officeooo:rsid="002b9bb0" officeooo:paragraph-rsid="00731d56"/>
    </style:style>
    <style:style style:name="P33" style:family="paragraph" style:parent-style-name="Text_20_body">
      <style:text-properties officeooo:rsid="009a27b5" officeooo:paragraph-rsid="009a27b5"/>
    </style:style>
    <style:style style:name="P34" style:family="paragraph" style:parent-style-name="Text_20_body">
      <style:text-properties officeooo:rsid="00b1976a" officeooo:paragraph-rsid="00b1976a"/>
    </style:style>
    <style:style style:name="P35" style:family="paragraph" style:parent-style-name="Text_20_body">
      <style:text-properties officeooo:rsid="00b34746" officeooo:paragraph-rsid="00b34746"/>
    </style:style>
    <style:style style:name="P36" style:family="paragraph" style:parent-style-name="Text_20_body">
      <style:text-properties officeooo:rsid="00b48d48" officeooo:paragraph-rsid="00b48d48"/>
    </style:style>
    <style:style style:name="P37" style:family="paragraph" style:parent-style-name="Text_20_body">
      <style:text-properties officeooo:rsid="00b6af0b" officeooo:paragraph-rsid="00b6af0b"/>
    </style:style>
    <style:style style:name="P38" style:family="paragraph" style:parent-style-name="Text_20_body">
      <style:text-properties officeooo:rsid="00b6b03c" officeooo:paragraph-rsid="00b6b03c"/>
    </style:style>
    <style:style style:name="P39" style:family="paragraph" style:parent-style-name="Text_20_body">
      <style:text-properties officeooo:rsid="00794850" officeooo:paragraph-rsid="00b6b03c"/>
    </style:style>
    <style:style style:name="P40" style:family="paragraph" style:parent-style-name="Text_20_body">
      <style:text-properties officeooo:rsid="00b6b04c" officeooo:paragraph-rsid="00b6b04c"/>
    </style:style>
    <style:style style:name="P41" style:family="paragraph" style:parent-style-name="Text_20_body">
      <style:text-properties officeooo:rsid="00b71ca5" officeooo:paragraph-rsid="00b7b457"/>
    </style:style>
    <style:style style:name="P42" style:family="paragraph" style:parent-style-name="Text_20_body">
      <style:text-properties officeooo:rsid="00b7b457" officeooo:paragraph-rsid="00b7b457"/>
    </style:style>
    <style:style style:name="P43" style:family="paragraph" style:parent-style-name="Text_20_body">
      <style:text-properties officeooo:rsid="00b7b457" officeooo:paragraph-rsid="00b8b7f0"/>
    </style:style>
    <style:style style:name="P44" style:family="paragraph" style:parent-style-name="Text_20_body">
      <style:text-properties officeooo:rsid="00b8b7f0" officeooo:paragraph-rsid="00b8b7f0"/>
    </style:style>
    <style:style style:name="P45" style:family="paragraph" style:parent-style-name="Text_20_body">
      <style:text-properties officeooo:rsid="00bc07f9" officeooo:paragraph-rsid="00bc07f9"/>
    </style:style>
    <style:style style:name="P46" style:family="paragraph" style:parent-style-name="Title">
      <style:text-properties officeooo:rsid="002cd006" officeooo:paragraph-rsid="002cd006"/>
    </style:style>
    <style:style style:name="P47" style:family="paragraph" style:parent-style-name="Title">
      <style:text-properties officeooo:rsid="002cd006" officeooo:paragraph-rsid="009d9853"/>
    </style:style>
    <style:style style:name="P48" style:family="paragraph" style:parent-style-name="Title">
      <style:text-properties officeooo:rsid="009400fb" officeooo:paragraph-rsid="009400fb"/>
    </style:style>
    <style:style style:name="P49" style:family="paragraph" style:parent-style-name="Subtitle">
      <style:text-properties officeooo:rsid="005dbb0c" officeooo:paragraph-rsid="005dbb0c"/>
    </style:style>
    <style:style style:name="P50" style:family="paragraph" style:parent-style-name="Subtitle">
      <style:text-properties officeooo:rsid="0080c38e" officeooo:paragraph-rsid="0080c38e"/>
    </style:style>
    <style:style style:name="P51" style:family="paragraph" style:parent-style-name="Subtitle">
      <style:text-properties officeooo:rsid="0080c38e" officeooo:paragraph-rsid="00b34746"/>
    </style:style>
    <style:style style:name="P52" style:family="paragraph" style:parent-style-name="Subtitle">
      <style:text-properties officeooo:rsid="00b34746" officeooo:paragraph-rsid="00b6b03c"/>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313960"/>
    </style:style>
    <style:style style:name="T14" style:family="text">
      <style:text-properties officeooo:rsid="00365060"/>
    </style:style>
    <style:style style:name="T15" style:family="text">
      <style:text-properties officeooo:rsid="003815c2"/>
    </style:style>
    <style:style style:name="T16" style:family="text">
      <style:text-properties officeooo:rsid="0039a7f2"/>
    </style:style>
    <style:style style:name="T17" style:family="text">
      <style:text-properties officeooo:rsid="003ab14f"/>
    </style:style>
    <style:style style:name="T18" style:family="text">
      <style:text-properties officeooo:rsid="003b0851"/>
    </style:style>
    <style:style style:name="T19" style:family="text">
      <style:text-properties officeooo:rsid="003ddeab"/>
    </style:style>
    <style:style style:name="T20" style:family="text">
      <style:text-properties officeooo:rsid="003e17d3"/>
    </style:style>
    <style:style style:name="T21" style:family="text">
      <style:text-properties officeooo:rsid="0040fefe"/>
    </style:style>
    <style:style style:name="T22" style:family="text">
      <style:text-properties officeooo:rsid="004494c2"/>
    </style:style>
    <style:style style:name="T23" style:family="text">
      <style:text-properties officeooo:rsid="0045eae5"/>
    </style:style>
    <style:style style:name="T24" style:family="text">
      <style:text-properties officeooo:rsid="0048706b"/>
    </style:style>
    <style:style style:name="T25" style:family="text">
      <style:text-properties officeooo:rsid="004c0654"/>
    </style:style>
    <style:style style:name="T26" style:family="text">
      <style:text-properties officeooo:rsid="004ddb41"/>
    </style:style>
    <style:style style:name="T27" style:family="text">
      <style:text-properties officeooo:rsid="004ebadf"/>
    </style:style>
    <style:style style:name="T28" style:family="text">
      <style:text-properties officeooo:rsid="005059f6"/>
    </style:style>
    <style:style style:name="T29" style:family="text">
      <style:text-properties officeooo:rsid="0052592f"/>
    </style:style>
    <style:style style:name="T30" style:family="text">
      <style:text-properties officeooo:rsid="0055c115"/>
    </style:style>
    <style:style style:name="T31" style:family="text">
      <style:text-properties officeooo:rsid="0058acc1"/>
    </style:style>
    <style:style style:name="T32" style:family="text">
      <style:text-properties officeooo:rsid="00598923"/>
    </style:style>
    <style:style style:name="T33" style:family="text">
      <style:text-properties officeooo:rsid="005fdaa4"/>
    </style:style>
    <style:style style:name="T34" style:family="text">
      <style:text-properties officeooo:rsid="006d3531"/>
    </style:style>
    <style:style style:name="T35" style:family="text">
      <style:text-properties officeooo:rsid="006f22ea"/>
    </style:style>
    <style:style style:name="T36" style:family="text">
      <style:text-properties officeooo:rsid="0070e64f"/>
    </style:style>
    <style:style style:name="T37" style:family="text">
      <style:text-properties officeooo:rsid="00736d26"/>
    </style:style>
    <style:style style:name="T38" style:family="text">
      <style:text-properties officeooo:rsid="007420a4"/>
    </style:style>
    <style:style style:name="T39" style:family="text">
      <style:text-properties officeooo:rsid="00794850"/>
    </style:style>
    <style:style style:name="T40" style:family="text">
      <style:text-properties officeooo:rsid="007a7151"/>
    </style:style>
    <style:style style:name="T41" style:family="text">
      <style:text-properties officeooo:rsid="00801b09"/>
    </style:style>
    <style:style style:name="T42" style:family="text">
      <style:text-properties officeooo:rsid="00820b13"/>
    </style:style>
    <style:style style:name="T43" style:family="text">
      <style:text-properties officeooo:rsid="008313c7"/>
    </style:style>
    <style:style style:name="T44" style:family="text">
      <style:text-properties officeooo:rsid="0083c798"/>
    </style:style>
    <style:style style:name="T45" style:family="text">
      <style:text-properties officeooo:rsid="00895614"/>
    </style:style>
    <style:style style:name="T46" style:family="text">
      <style:text-properties officeooo:rsid="008a1457"/>
    </style:style>
    <style:style style:name="T47" style:family="text">
      <style:text-properties officeooo:rsid="008b365c"/>
    </style:style>
    <style:style style:name="T48" style:family="text">
      <style:text-properties officeooo:rsid="008d08ab"/>
    </style:style>
    <style:style style:name="T49" style:family="text">
      <style:text-properties officeooo:rsid="008fd5ad"/>
    </style:style>
    <style:style style:name="T50" style:family="text">
      <style:text-properties officeooo:rsid="0091b61c"/>
    </style:style>
    <style:style style:name="T51" style:family="text">
      <style:text-properties officeooo:rsid="00955246"/>
    </style:style>
    <style:style style:name="T52" style:family="text">
      <style:text-properties officeooo:rsid="009a27b5"/>
    </style:style>
    <style:style style:name="T53" style:family="text">
      <style:text-properties officeooo:rsid="009d9853"/>
    </style:style>
    <style:style style:name="T54" style:family="text">
      <style:text-properties officeooo:rsid="009da5e9"/>
    </style:style>
    <style:style style:name="T55" style:family="text">
      <style:text-properties officeooo:rsid="009db905"/>
    </style:style>
    <style:style style:name="T56" style:family="text">
      <style:text-properties officeooo:rsid="009e4403"/>
    </style:style>
    <style:style style:name="T57" style:family="text">
      <style:text-properties officeooo:rsid="00a6940d"/>
    </style:style>
    <style:style style:name="T58" style:family="text">
      <style:text-properties officeooo:rsid="00a91052"/>
    </style:style>
    <style:style style:name="T59" style:family="text">
      <style:text-properties officeooo:rsid="00aa47a1"/>
    </style:style>
    <style:style style:name="T60" style:family="text">
      <style:text-properties officeooo:rsid="00af54d1"/>
    </style:style>
    <style:style style:name="T61" style:family="text">
      <style:text-properties officeooo:rsid="00b10a62"/>
    </style:style>
    <style:style style:name="T62" style:family="text">
      <style:text-properties officeooo:rsid="00b1976a"/>
    </style:style>
    <style:style style:name="T63" style:family="text">
      <style:text-properties officeooo:rsid="00b34746"/>
    </style:style>
    <style:style style:name="T64" style:family="text">
      <style:text-properties officeooo:rsid="00b48d48"/>
    </style:style>
    <style:style style:name="T65" style:family="text">
      <style:text-properties officeooo:rsid="00b5e108"/>
    </style:style>
    <style:style style:name="T66" style:family="text">
      <style:text-properties officeooo:rsid="00b69a85"/>
    </style:style>
    <style:style style:name="T67" style:family="text">
      <style:text-properties officeooo:rsid="00b6b03c"/>
    </style:style>
    <style:style style:name="T68" style:family="text">
      <style:text-properties officeooo:rsid="00b6b04c"/>
    </style:style>
    <style:style style:name="T69" style:family="text">
      <style:text-properties officeooo:rsid="00b8b7f0"/>
    </style:style>
    <style:style style:name="T70" style:family="text">
      <style:text-properties officeooo:rsid="00ba1d4e"/>
    </style:style>
    <style:style style:name="T71" style:family="text">
      <style:text-properties officeooo:rsid="00bee7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Документ находится в работе. Фактически, это мой инструмент. По этой причине формат odt, а не markdown и русский язык. Поначалу я вообще паковал доки с шифровкой, потом надоело. Посему, кто сюда забрел – без претензий.</text:p>
      <text:p text:style-name="P29">Основным движущим мотивом данной работы является интерес самому посмотреть что же такого сверхсложного в <text:span text:style-name="T51">программировании</text:span> искусственного интеллекта, <text:span text:style-name="T51">не считая, конечно, объема работы. Дойти, так сказать, до точки, когда опустятся руки.</text:span></text:p>
      <text:p text:style-name="P30"><text:s/></text:p>
      <text:p text:style-name="P48">Вступление</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4">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32">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text:soft-page-break/>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46">На чем писать?</text:p>
      <text:p text:style-name="P13">Сразу <text:span text:style-name="T24">прошу прощения</text:span> за частое использования местоимения "я" в <text:span text:style-name="T30">этой</text:span> секции, <text:span text:style-name="T47">но и</text:span>нструмент <text:span text:style-name="T46">д</text:span>ля мастера <text:span text:style-name="T31">дело</text:span> интимн<text:span text:style-name="T31">ое, а в</text:span> нашем ремесле язык <text:span text:style-name="T47">и IDE</text:span> главны<text:span text:style-name="T47">e</text:span> инструмент<text:span text:style-name="T47">ы</text:span>.</text:p>
      <text:p text:style-name="P9">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3">Иными словами,</text:span> трудоемкость написания кода должна быть невысокой. Такой язык как C++, например, не проходит по этому критерию.</text:p>
      <text:p text:style-name="P9">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0">Когда-то давно кандидатом был язык Скала. Привлекала лаконичность <text:span text:style-name="T46">и мощность, т</text:span>акие вещи как дедукция типов, трейты, поддержка функционального программирования. Я п<text:span text:style-name="T52">р</text:span>осмотрел несколько <text:span text:style-name="T21">обзоров</text:span>, взял книгу и стал читать. Поначалу был полон энтузиазма, но по мере углубления язык потихоньку <text:span text:style-name="T48">начал </text:span>отталкива<text:span text:style-name="T48">ть</text:span> меня и, на середине книги, когда я дошел до конструкции switch, или match, не помню уж как его там, язык оттолкнул окончательно. <text:span text:style-name="T15">Я н</text:span>е навязываю своего мнения. <text:span text:style-name="T15">В</text:span>озможно, и, <text:span text:style-name="T15">даже, </text:span>скорее всего, оно <text:span text:style-name="T25">никак </text:span>не оправдано. <text:span text:style-name="T26">Но, язык перестал быть кандидатом в инструмент и перешел в разряд "еще один язык"</text:span>.</text:p>
      <text:p text:style-name="P11">Остались два кандидата – D и Java. Сначала хотел писать на D. Очень мощный эффективный, <text:span text:style-name="T27">богатый и </text:span>красивый язык. <text:span text:style-name="T28">С некоторыми недостатками, само собой, но в целом это лучший из языков, с которыми мне приходилось встречаться</text:span>. <text:span text:style-name="T22">Р</text:span>аботать на нем – удовольствие. Остановило одно, недостаточно развит<text:span text:style-name="T23">ые</text:span> IDE. При написании системы, по крайней мере <text:span text:style-name="T16">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text:span text:style-name="T49">не могу сказать недостаток, черта -</text:span> <text:span text:style-name="T17">D компилируемый язык. И, хотя, компиляция идет очень быстро, линкование тормозит и обещает тормозить все больше по мере разрастания проекта. Можно, конечно, намутить с динамическими библиотеками. Третье препятствие, нет нормальной рантаймовой рефлексии, которая нужна. Тоже можно обойти, но набираются "Но".</text:span></text:p>
      <text:p text:style-name="P24">В общем, скрепя сердце, обратился к Java/Netbeans. <text:span text:style-name="T45">П</text:span>осле работы <text:span text:style-name="T29">с</text:span> D при<text:span text:style-name="T45">дется по</text:span>терпеть. <text:span text:style-name="T45">Зато,</text:span> Netbeans лучшая из в<text:span text:style-name="T45">иденных</text:span> мной <text:span text:style-name="T45">до сих пор</text:span> IDE <text:span text:style-name="T57">(с мелкими заковыками. Без ложки дегтя нельзя...)</text:span> <text:span text:style-name="T18">Возможно, когда этап моделирования закончится и архитектура системы оформится, вернусь к D.</text:span></text:p>
      <text:p text:style-name="P12">В качестве базы данных <text:span text:style-name="T50">буду использовать </text:span>Постгрес.</text:p>
      <text:p text:style-name="P28"><text:span text:style-name="T58">Пользовательским</text:span> интерфейс<text:span text:style-name="T58">ом</text:span> <text:span text:style-name="T44">на первых порах послужит консоль, просто чтобы меньше отвлекаться от работы над архитектурой, потом организую Web сервер</text:span>.</text:p>
      <text:p text:style-name="P47"><text:soft-page-break/>На<text:span text:style-name="T53">звание</text:span></text:p>
      <text:p text:style-name="P27">Рабочее название системы Christopher, или Chris.</text:p>
      <text:p text:style-name="P46">Набросок архитектуры</text:p>
      <text:p text:style-name="P27">При разработке прототипа системы упор делается на максимальную простоту, без избыточности, без особой оптимизации. На этом этапе нужно понять как<text:span text:style-name="T55">ими</text:span> должн<text:span text:style-name="T54">ы</text:span> быть <text:span text:style-name="T54">основные структуры и внутренние интерфейсы</text:span>.</text:p>
      <text:p text:style-name="P26">Для облегчения распараллеливания и лучшей структуризации идем путем кода управляемого событиями. События складываются в очередь <text:span text:style-name="T59">к процессам, где <text:s/>обрабатываются в петле сообщений </text:span>и<text:span text:style-name="T59">ли</text:span> маршрутизируются к функторам. <text:span text:style-name="T60">Петли организуются в дерево. Такая наработка у меня есть, грешно не пользоваться. В Java придется поплясать с синхронизацией нитей, в D было бы проще. Придется потерпеть.</text:span></text:p>
      <text:p text:style-name="P49">Концепты</text:p>
      <text:p text:style-name="P32">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ы, которые с ними перекликаются – субъект, действие субъекта над объектом, объект. Или, например, такие концепты: живое существо, питание, фрукт. В коде концепты представляются объектами. Каждый концепт имеет числовой идентификатор, возможно, символьный идентификатор, данные и, возможно, методы.</text:p>
      <text:p text:style-name="P20">Концепты бывают <text:span text:style-name="T67">следующих</text:span> типов: решатели, функторы, храни<text:span text:style-name="T40">тели и примитивы</text:span>. <text:span text:style-name="T41">Решатели – промежуточные концепты, взвешивающие предпосылки и формирующие значение активации, которая далее используется как предпосылка и функторы (не путать концепт-функтор с объектами-функторами) – конечные концепты, способные возбуждать определенное действие.</text:span></text:p>
      <text:p text:style-name="P17"><text:span text:style-name="T38">Решатели, к</text:span>ак вход содержат продпосылки <text:span text:style-name="T33">(premises) </text:span>в форме массива пар сид/вес <text:span text:style-name="T37">и переменную смещение</text:span>. Здесь сид (cid – Concept Identifier) числовой идентификатор концепта и вес - весовой коэффициент с которым концепт участвуе во взвешенной сумме. </text:p>
      <text:p text:style-name="P18">Взвешенная сумма называется активацией. <text:span text:style-name="T34">Значение активации (взвешенная сумма + смещение) нормализуется сжатием в диапазон от -1 до 1 с помощью функции (1-exp(-x))/(1+exp(-x)). Активация может быть положительной (концепт активен) или отрицательной (антиактивен). Абсолютная величина активации показывает степень уверенности системы в активности/антиактивности концепта. Нулевое значение говорит о том что концепт погашен, т.е. никак не участвует в активации </text:span>других концептов<text:span text:style-name="T34">.</text:span></text:p>
      <text:p text:style-name="P19">Такая система способна обеспечить <text:span text:style-name="T35">булеву </text:span>логику <text:span text:style-name="T35">(при активации +1/-1), а также</text:span> линейную/нелинейную регрессию.</text:p>
      <text:p text:style-name="P21">Функтор <text:span text:style-name="T40">как результат своей работы выполняет некоторую функцию с набором параметров. Как вход он </text:span>содержат массив концептов <text:span text:style-name="T39">хранилищ, на основании которых формируется этот набор параметров, решатель и числовой порог. Если значение активации решателя превосходит порог, функтор вызывает функцию с параметрами.</text:span></text:p>
      <text:p text:style-name="P39">Хранитель, исполняет чисто функцию хранения данных, <text:span text:style-name="T67">взаимосвязи концептов</text:span>. Он не инициирует никаких действий.</text:p>
      <text:p text:style-name="P39"><text:span text:style-name="T67">Примитив, как вырожденная форма хранителя</text:span>, хранит символ, словоформу, числовую константу, картинку, звук и т.д.</text:p>
      <text:p text:style-name="P33"><text:soft-page-break/>Концепты делятся на статические и динамические. Статические оформлены классами Java (или D) и выполняют свою работу с помощью кода, содержащегося в методах. Это аналог низкоуровневых, подсознательных функций ума или инстинктов у насекомых. Динамические концепты выполняют свои функции только благодаря взаимосвязям, следовательно, могут настраиваться самим Крисом. Концептуальная разница между ними в том, что статические объекты известны компилятору, динамические – нет. <text:span text:style-name="T62">Статический концепт, в отличие от динамического, не содержит в списка предпосылок.</text:span></text:p>
      <text:p text:style-name="P34">Вот пример. Динамический концепт русского языка содержит два статических концепта. Первый это маркер "язык", говорит что динамический концепт описывает язык, второй концепт "стринг-из-одного-слова", он содержит стоку "русский" (не концепт, а Java строку внутри Java объекта).</text:p>
      <text:p text:style-name="P15">Все концепты включены в карту идентификаторов, так они могут быть найдены в памяти. Объект, содержащий эти карты называется ComDir. <text:span text:style-name="T52">Для идентификаторов статических объектов выделен диапазон от 0 до, скажем, трех байтов. Для них идентификатор находится в однозначном соответствии с классом, это реализуется через enum.</text:span></text:p>
      <text:p text:style-name="P50">Круги внимания, коллектор<text:span text:style-name="T61">ы</text:span>, <text:span text:style-name="T56">диспетчер</text:span></text:p>
      <text:p text:style-name="P14">Если возникает повод подумать, например, оператор обращается из консоли к Крису, <text:span text:style-name="T42">в действие вступает диспетчер. Он создает круг внимания (attention bubble) – объект, который содержит и обрабатывает все концепты, касающиеся беседы.</text:span></text:p>
      <text:p text:style-name="P22">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19">может</text:span> потреблять концепты из общей базы, генерировать новые, изменять существующие в процессе обучения. Для исключения перехлестов <text:span text:style-name="T19">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6">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text:span text:style-name="T36">Коллектор</text:span>. В его задачу входит анализ <text:span text:style-name="T43">работы всех</text:span> кругов <text:span text:style-name="T43">внимания</text:span> и коррек<text:span text:style-name="T20">тировка</text:span> общей базы. <text:span text:style-name="T36">Коллекторов тоже может быть несколько и они работают параллельно. Общие концепты хранятся в базе Постгрес. Для исключения конфликтов между кругами внимания и коллекторами используем его систему версионности и блокировок.</text:span></text:p>
      <text:p text:style-name="P23"><text:span text:style-name="T56">Диспетчер следит за состоянием кругов внимания. Если необходимо, он стартует коллекторы для принятия их опыта в систему. </text:span>После того как круг внимания завершил свою работу и коллектор <text:span text:style-name="T56">исчерпал его данные</text:span> <text:span text:style-name="T56">диспетчер</text:span> завершает его. <text:span text:style-name="T56">Также, диспетчер выполняет функции маршрутизации внутренних сообщений между кругами внимания или кругами внимания и внешними интерфейсами, такими как консоль, http коннект или файл (например, при чтении книги).</text:span></text:p>
      <text:p text:style-name="P25"/>
      <text:p text:style-name="P51"><text:span text:style-name="T63">Варка(reasoning): к</text:span>руг внимания <text:span text:style-name="T63">и котелки</text:span></text:p>
      <text:p text:style-name="P35">Круг внимания дает определенный контекст, среду для принятия решений. Собственно процесс принятия решения (варка) происходит в котлах (caldron). Котел работает следующим образом. Круг внимания создает котел и складывает в него начальные предпосылки. Предпосылки содержат ссылки на возможные эффекты – концепты, которые могут возбуждаться этими предпосылками. Котел работает пошагово. На каждом шаге он подтягивает эффекты и выполняет оценку, активируя или отбрасывая их. <text:span text:style-name="T64">На следующем шаге </text:span><text:soft-page-break/><text:span text:style-name="T64">эффекты становятся предпосылками. Попутно котел сохраняет журнал варки (историю). На последнем шаге эффекты определяют действия, которые должен выполнить круг внимания. Котел может порождать подкотлы, обслуживающие его задачи в параллель. В конечном итоге, круг внимание может иметь дерево котлов. Надкотлы запускают и останавливают подкотлы, а также сливают и сохраняют их истории. Котлы, как и круг внимания строятся как отдельные процессы на основе петли сообщений. Взаимодействие между котлами и между главным котлом и кругом внимания идет через сообщения.</text:span></text:p>
      <text:p text:style-name="P36">Почему эту работу нельзя было выполнить прямо в круге, зачем придумывать котлы? Круг внимания достаточно постоянная сущность. Например, когда человек беседует с Крисом, ему выделяется груг внимания. Или когда Крис читает книгу, ей выделяется круг внимания. В ходе беседы или чтения одна за другой возникают задачи. Для их решения создаются котлы. </text:p>
      <text:p text:style-name="P36"><text:span text:style-name="T66">В свободной</text:span> аналоги<text:span text:style-name="T66">и</text:span>, круг внимания это тема, <text:span text:style-name="T65">которую я обдумываю, к</text:span>отлы – <text:span text:style-name="T65">мысли по теме.</text:span></text:p>
      <text:p text:style-name="P37">Еще одна причина для введения понятия котла состоит в том, что многие задачи в круге внимания могут решаться параллельно, несколькими котлами. Поэтому, котлы организуются в дерево: главный котел может порождать подкотлы и должен контролировать их работу.</text:p>
      <text:p text:style-name="P38">Просится решение организовывать котлы процессами-петлями обработки сообщений.</text:p>
      <text:p text:style-name="P52">Строительные леса</text:p>
      <text:p text:style-name="P38">В качестве пользовательского интерфейса используем консоль. Чтобы не отвлекаться на разработку инфраструктуры базы данных используем стартер, вызываемый при загрузке системы. Стартер содержит код генерации концептов, необходимых, чтобы оживить систему.</text:p>
      <text:p text:style-name="P52">Начало разработки</text:p>
      <text:p text:style-name="P38">Итак, созданы основные модули: петли обработки сообщений для приложения, консоли, диспетчера внимания, кругов внимания, котлов, запускаемых отдельными процессами (нитями в Java), а также объекты сообщений и набросок иерархии концептов. <text:span text:style-name="T68">Степень готовности модулей различается от практически полноценных объектов, например, петли сообщений, до голых набросков, таких как котел или базовые объекты концептов.</text:span></text:p>
      <text:p text:style-name="P40">Тем не менее, можно попытаться заставить всю схему работать. Задача самая примитивная – принимать вводимые с консоли строки и сохранять их в виде цепочки (истории). В голом коде это решается элементарно, но наша задача выполнить это на уровне концептов.</text:p>
      <text:p text:style-name="P40">Итак, консоль принимает строку и отправляет ее сообщением диспетчеру кругов внимания. Диспетчер порождает круг внимания для беседы с консолью и создает у себя маршрут для обмена сообщениями между консолью и кругом. Круг внимания создает котел, помещает в него концепты "беседа с консолью", "пришла первая строка", "собеседник неизвестен".</text:p>
      <text:p text:style-name="P41">Шаг 1. </text:p>
      <text:p text:style-name="P41">Предпосылки: <text:span text:style-name="T68">"беседа с консолью", "пришла первая строка", "собеседник неизвестен", "текст строки".</text:span></text:p>
      <text:p text:style-name="P42">Возможные эффекты: "поместить строку в журнал", "<text:span text:style-name="T69">ожидать продолжения фразы</text:span>","ожидать следующую строку", "представиться <text:span text:style-name="T70">и </text:span>спросить имя собеседника", <text:span text:style-name="T69">'обобщить концепт "беседа с консолью" до "беседа"'</text:span></text:p>
      <text:p text:style-name="P43">Выбрана цепочка эффектов: <text:span text:style-name="T69">'обобщить концепт "беседа с консолью" до "беседа'.</text:span></text:p>
      <text:p text:style-name="P44">Выбраны предпосылки следующего шага: <text:span text:style-name="T68">"беседа", "пришла первая строка", "собеседник неизвестен", "текст строки".</text:span></text:p>
      <text:p text:style-name="P41">Шаг <text:span text:style-name="T69">2</text:span>.</text:p>
      <text:p text:style-name="P44"><text:soft-page-break/>Предпосылки: <text:span text:style-name="T68">"беседа", "пришла первая строка", "собеседник неизвестен", "текст строки".</text:span></text:p>
      <text:p text:style-name="P43">Возможные эффекты: "поместить строку в журнал", "<text:span text:style-name="T69">ожидать продолжения фразы</text:span>","ожидать следующую строку", "представиться <text:span text:style-name="T70">и </text:span>спросить имя собеседника", "<text:span text:style-name="T70">поместить свой ответ в журнал"</text:span></text:p>
      <text:p text:style-name="P42">Выбрана цепочка эффектов: "поместить строку в журнал", "представиться <text:span text:style-name="T70">и </text:span>спросить имя собеседника", "<text:span text:style-name="T70">поместить свой ответ в журнал</text:span>", "ожидать следующую строку".</text:p>
      <text:p text:style-name="P45">Котел завершил работу, послал сообщение кругу внимания. Круг внимания выполнил действия. <text:span text:style-name="T71">Основной котел не удаляется, он всегда присутствует в круге. Его дерево подкотлов может меняться, подкотлы создаются и удаляются. Для оптимизации процессы могут браться из пула, но на данном этапе оптимизация не интересует.</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1M35S</meta:editing-duration>
    <meta:editing-cycles>162</meta:editing-cycles>
    <meta:generator>LibreOffice/4.2.8.2$Linux_X86_64 LibreOffice_project/420m0$Build-2</meta:generator>
    <dc:date>2018-05-24T12:57:25.701117374</dc:date>
    <meta:document-statistic meta:table-count="0" meta:image-count="0" meta:object-count="0" meta:page-count="6" meta:paragraph-count="67" meta:word-count="2175" meta:character-count="16541" meta:non-whitespace-character-count="14406"/>
    <meta:user-defined meta:name="Info 1"/>
    <meta:user-defined meta:name="Info 2"/>
    <meta:user-defined meta:name="Info 3"/>
    <meta:user-defined meta:name="Info 4"/>
  </office:meta>
</office:document-meta>
</file>